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73">
            <text:p>167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438">
            <text:p>143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754">
            <text:p>1754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344">
            <text:p>134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792">
            <text:p>1792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Default" office:value-type="float" office:value="1403">
            <text:p>1403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868">
            <text:p>186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377">
            <text:p>137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906">
            <text:p>190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158">
            <text:p>115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719">
            <text:p>171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1088">
            <text:p>108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1010">
            <text:p>101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415">
            <text:p>415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6:26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